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 fo:font-style="italic" officeooo:rsid="001d1d1a" officeooo:paragraph-rsid="001d1d1a" style:font-style-asian="italic" style:font-style-complex="italic"/>
    </style:style>
    <style:style style:name="P2" style:family="paragraph" style:parent-style-name="Standard">
      <style:text-properties style:font-name="Arial1" fo:font-size="24pt" fo:font-style="italic" officeooo:rsid="001d1d1a" officeooo:paragraph-rsid="001d1d1a" style:font-size-asian="21pt" style:font-style-asian="italic" style:font-size-complex="24pt" style:font-style-complex="italic"/>
    </style:style>
    <style:style style:name="P3" style:family="paragraph" style:parent-style-name="Standard">
      <style:text-properties style:font-name="Arial1" officeooo:paragraph-rsid="001d1d1a"/>
    </style:style>
    <style:style style:name="P4" style:family="paragraph" style:parent-style-name="Text_20_body">
      <style:text-properties style:font-name="Arial1" officeooo:paragraph-rsid="00209f65"/>
    </style:style>
    <style:style style:name="P5" style:family="paragraph" style:parent-style-name="Subtitle">
      <style:text-properties style:font-name="Arial1"/>
    </style:style>
    <style:style style:name="P6" style:family="paragraph" style:parent-style-name="Title">
      <style:text-properties style:font-name="Arial1"/>
    </style:style>
    <style:style style:name="P7" style:family="paragraph" style:parent-style-name="Table_20_Contents">
      <style:text-properties style:font-name="Arial1"/>
    </style:style>
    <style:style style:name="P8" style:family="paragraph" style:parent-style-name="Table_20_Contents">
      <style:text-properties style:font-name="Arial1" officeooo:rsid="00209f65" officeooo:paragraph-rsid="00209f65"/>
    </style:style>
    <style:style style:name="P9" style:family="paragraph" style:parent-style-name="Table_20_Contents">
      <style:text-properties style:font-name="Arial1" officeooo:rsid="0025cbc6" officeooo:paragraph-rsid="0025cbc6"/>
    </style:style>
    <style:style style:name="P10" style:family="paragraph" style:parent-style-name="Table_20_Contents">
      <style:text-properties style:font-name="Arial1" officeooo:rsid="00267be5" officeooo:paragraph-rsid="00267be5"/>
    </style:style>
    <style:style style:name="P11" style:family="paragraph" style:parent-style-name="Heading_20_5">
      <style:text-properties style:font-name="Arial1" officeooo:rsid="00209f65" officeooo:paragraph-rsid="00209f65"/>
    </style:style>
    <style:style style:name="P12" style:family="paragraph" style:parent-style-name="Heading_20_5">
      <style:text-properties officeooo:rsid="00209f65" officeooo:paragraph-rsid="00209f65"/>
    </style:style>
    <style:style style:name="P13" style:family="paragraph" style:parent-style-name="Text_20_body">
      <style:paragraph-properties fo:text-align="justify" style:justify-single-word="false"/>
      <style:text-properties style:font-name="Arial1" fo:font-size="6pt" officeooo:rsid="0025cbc6" officeooo:paragraph-rsid="002839b7" style:font-size-asian="5.25pt" style:font-size-complex="6pt"/>
    </style:style>
    <style:style style:name="P14" style:family="paragraph" style:parent-style-name="Standard">
      <style:paragraph-properties fo:text-align="justify" style:justify-single-word="false"/>
      <style:text-properties officeooo:paragraph-rsid="0026ce7f"/>
    </style:style>
    <style:style style:name="P15" style:family="paragraph" style:parent-style-name="Standard">
      <style:paragraph-properties fo:text-align="justify" style:justify-single-word="false"/>
      <style:text-properties officeooo:paragraph-rsid="002839b7"/>
    </style:style>
    <style:style style:name="P16" style:family="paragraph" style:parent-style-name="Heading_20_2">
      <style:text-properties style:font-name="Arial1"/>
    </style:style>
    <style:style style:name="T1" style:family="text">
      <style:text-properties style:font-name="Arial1"/>
    </style:style>
    <style:style style:name="T2" style:family="text">
      <style:text-properties style:font-name="Arial1" officeooo:rsid="001ea43b"/>
    </style:style>
    <style:style style:name="T3" style:family="text">
      <style:text-properties fo:font-style="normal" officeooo:rsid="00246f4b" style:font-style-asian="normal" style:font-style-complex="normal"/>
    </style:style>
    <style:style style:name="T4" style:family="text">
      <style:text-properties style:font-name="Arial"/>
    </style:style>
    <style:style style:name="T5" style:family="text">
      <style:text-properties style:font-name="Arial" fo:font-style="normal" style:font-style-asian="normal" style:font-style-complex="normal"/>
    </style:style>
    <style:style style:name="T6" style:family="text">
      <style:text-properties style:font-name="Arial" fo:font-style="normal" officeooo:rsid="00246f4b" style:font-style-asian="normal" style:font-style-complex="normal"/>
    </style:style>
    <style:style style:name="T7" style:family="text">
      <style:text-properties style:font-name="Arial" fo:font-style="italic" style:font-style-asian="italic" style:font-style-complex="italic"/>
    </style:style>
    <style:style style:name="T8" style:family="text">
      <style:text-properties style:font-name="Arial" officeooo:rsid="0017e9a6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fo:font-size="12pt" officeooo:rsid="0017e9a6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XPTO Planning</text:p>
      <text:p text:style-name="P5">Documento de visã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h text:style-name="P16" text:outline-level="2"><text:soft-page-break/>Introdução<text:span text:style-name="T3"><text:tab/></text:span></text:h>
      <text:p text:style-name="P14"><text:span text:style-name="T5"><text:tab/>Este documento visa a definir necessidades presentes no processo de gerenciamento de projetos em equipes de desenvolvimento de software e, a partir disso, definir e justificar as necessidades estruturais fundamentais para o desenvolvimento da plataforma </text:span><text:span text:style-name="T7">XPTO Planning.</text:span></text:p>
      <text:p text:style-name="P14"><text:span text:style-name="T6"><text:tab/> O foco deste documento é levantamento, análise e gerenciamento de recursos ao longo do desenvolvimento do projeto, garantindo a consistência deste e sua adequação às necessidades definidas.</text:span></text:p>
      <text:h text:style-name="P16" text:outline-level="2">Posicionamento</text:h>
      <text:h text:style-name="Heading_20_5" text:outline-level="5"><text:span text:style-name="T1">Oportunidades </text:span><text:span text:style-name="T2">de negócios</text:span></text:h>
      <text:p text:style-name="P15"><text:span text:style-name="T4"><text:tab/>Apesar da grande quantidade de soluções propostas para gerenciamento de projetos atualmente, poucas destas gerenciam </text:span><text:span text:style-name="T8">alguns </text:span><text:span text:style-name="T4">recursos cruciais durante seu processo de maturação/desenvolvimento, </text:span><text:span text:style-name="T8">tais como custo e riscos</text:span><text:span text:style-name="T4">. </text:span></text:p>
      <text:p text:style-name="P13"><text:span text:style-name="T4"><text:tab/></text:span><text:span text:style-name="T10">A partir daí</text:span><text:span text:style-name="T9">, vimos a oportunidade de propor uma ferramenta </text:span><text:span text:style-name="T10">capaz de</text:span><text:span text:style-name="T9"> </text:span><text:span text:style-name="T10">suprir</text:span><text:span text:style-name="T9"> tal demanda.</text:span></text:p>
      <text:h text:style-name="P11" text:outline-level="5">Instrução do problema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>O problema</text:p>
          </table:table-cell>
          <table:table-cell table:style-name="Tabela1.B1" office:value-type="string">
            <text:p text:style-name="Table_20_Contents"><text:span text:style-name="T4">Gerenciar recursos cruciais para o sucesso de um projeto</text:span></text:p>
          </table:table-cell>
        </table:table-row>
        <table:table-row>
          <table:table-cell table:style-name="Tabela1.A2" office:value-type="string">
            <text:p text:style-name="P8">Afeta</text:p>
          </table:table-cell>
          <table:table-cell table:style-name="Tabela1.B2" office:value-type="string">
            <text:p text:style-name="Table_20_Contents"><text:span text:style-name="T4">Diretamento o detecção/solução de problemas durante o processo de maturação/desenvolvimento do projeto</text:span></text:p>
          </table:table-cell>
        </table:table-row>
        <table:table-row>
          <table:table-cell table:style-name="Tabela1.A2" office:value-type="string">
            <text:p text:style-name="P8">Cujo impacto é</text:p>
          </table:table-cell>
          <table:table-cell table:style-name="Tabela1.B2" office:value-type="string">
            <text:p text:style-name="Table_20_Contents"><text:span text:style-name="T4">Falha do projeto</text:span></text:p>
          </table:table-cell>
        </table:table-row>
        <table:table-row>
          <table:table-cell table:style-name="Tabela1.A2" office:value-type="string">
            <text:p text:style-name="P8">Uma boa solução seria</text:p>
          </table:table-cell>
          <table:table-cell table:style-name="Tabela1.B2" office:value-type="string">
            <text:p text:style-name="Table_20_Contents"><text:span text:style-name="T4">Implementar um sistema capaz de gerenciar recursos cruciais (custo, tempo, risco) para o projeto, possibilitando seu sucesso</text:span></text:p>
          </table:table-cell>
        </table:table-row>
      </table:table>
      <text:p text:style-name="P4"/>
      <text:h text:style-name="P11" text:outline-level="5">Instrução da posição do produto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">Para</text:p>
          </table:table-cell>
          <table:table-cell table:style-name="Tabela2.B1" office:value-type="string">
            <text:p text:style-name="P9"/>
          </table:table-cell>
        </table:table-row>
        <table:table-row>
          <table:table-cell table:style-name="Tabela2.A2" office:value-type="string">
            <text:p text:style-name="P8">O XPTO Planning</text:p>
          </table:table-cell>
          <table:table-cell table:style-name="Tabela2.B2" office:value-type="string">
            <text:p text:style-name="P9"/>
          </table:table-cell>
        </table:table-row>
        <table:table-row>
          <table:table-cell table:style-name="Tabela2.A2" office:value-type="string">
            <text:p text:style-name="P8">Que</text:p>
          </table:table-cell>
          <table:table-cell table:style-name="Tabela2.B2" office:value-type="string">
            <text:p text:style-name="P9"/>
          </table:table-cell>
        </table:table-row>
        <table:table-row>
          <table:table-cell table:style-name="Tabela2.A2" office:value-type="string">
            <text:p text:style-name="P8">Diferente de</text:p>
          </table:table-cell>
          <table:table-cell table:style-name="Tabela2.B2" office:value-type="string">
            <text:p text:style-name="P10"/>
          </table:table-cell>
        </table:table-row>
        <table:table-row>
          <table:table-cell table:style-name="Tabela2.A2" office:value-type="string">
            <text:p text:style-name="P8">Nosso produto</text:p>
          </table:table-cell>
          <table:table-cell table:style-name="Tabela2.B2" office:value-type="string">
            <text:p text:style-name="P7"/>
          </table:table-cell>
        </table:table-row>
      </table:table>
      <text:p text:style-name="P4"/>
      <text:h text:style-name="P16" text:outline-level="2"><text:soft-page-break/>Descrição de partes interessadas</text:h>
      <text:h text:style-name="P11" text:outline-level="5">Resumo dos envolvidos</text:h>
      <text:h text:style-name="P11" text:outline-level="5">Resumo dos usuários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8">Desenvolvedor</text:p>
          </table:table-cell>
          <table:table-cell table:style-name="Tabela3.B1" office:value-type="string">
            <text:p text:style-name="P7"/>
          </table:table-cell>
        </table:table-row>
        <table:table-row>
          <table:table-cell table:style-name="Tabela3.A2" office:value-type="string">
            <text:p text:style-name="P8">Cliente</text:p>
          </table:table-cell>
          <table:table-cell table:style-name="Tabela3.B2" office:value-type="string">
            <text:p text:style-name="P7"/>
          </table:table-cell>
        </table:table-row>
      </table:table>
      <text:p text:style-name="P4"/>
      <text:h text:style-name="P11" text:outline-level="5">Principais necessidades de usuário/envolvido</text:h>
      <text:h text:style-name="P16" text:outline-level="2">Visão geral</text:h>
      <text:h text:style-name="P12" text:outline-level="5">Perspectiva do produto</text:h>
      <text:h text:style-name="P12" text:outline-level="5">Funções do produto</text:h>
      <text:h text:style-name="P12" text:outline-level="5">Suposições e dependências</text:h>
      <text:h text:style-name="P12" text:outline-level="5">Estimativa de custo</text:h>
      <text:h text:style-name="P12" text:outline-level="5">Restriçõ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9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199cm" fo:margin-bottom="0.3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22:15:14.206757657</meta:creation-date>
    <dc:date>2016-08-09T09:11:13.595694378</dc:date>
    <meta:editing-duration>PT30M41S</meta:editing-duration>
    <meta:editing-cycles>7</meta:editing-cycles>
    <meta:generator>LibreOffice/5.1.4.2$Linux_X86_64 LibreOffice_project/10m0$Build-2</meta:generator>
    <meta:document-statistic meta:table-count="3" meta:image-count="0" meta:object-count="0" meta:page-count="3" meta:paragraph-count="36" meta:word-count="220" meta:character-count="1546" meta:non-whitespace-character-count="1359"/>
  </office:meta>
</office:document-meta>
</file>